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88c" officeooo:paragraph-rsid="00101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mmie Firefly</text:p>
      <text:p text:style-name="P1"/>
      <text:p text:style-name="P1">Hire me :3</text:p>
      <text:p text:style-name="P1"/>
      <text:p text:style-name="P1">I know CI/CD, server management and visual graphic design / animation.</text:p>
      <text:p text:style-name="P1"/>
      <text:p text:style-name="P1">I can demonstrate my skills &amp; knowledge.</text:p>
      <text:p text:style-name="P1"/>
      <text:p text:style-name="P1">Portfolio – <text:a xlink:type="simple" xlink:href="https://chimmie.k.vu/" text:style-name="Internet_20_link" text:visited-style-name="Visited_20_Internet_20_Link">https://chimmie.k.vu</text:a></text:p>
      <text:p text:style-name="P1"/>
      <text:p text:style-name="P1">Contact – <text:a xlink:type="simple" xlink:href="mailto:gameplayer2019pl@tutamail.com" text:style-name="Internet_20_link" text:visited-style-name="Visited_20_Internet_20_Link">gameplayer2019pl@tutamail.co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5:48:18.274280895</meta:creation-date>
    <dc:date>2024-02-04T15:55:55.995969101</dc:date>
    <meta:editing-duration>PT7M41S</meta:editing-duration>
    <meta:editing-cycles>1</meta:editing-cycles>
    <meta:document-statistic meta:table-count="0" meta:image-count="0" meta:object-count="0" meta:page-count="1" meta:paragraph-count="6" meta:word-count="27" meta:character-count="206" meta:non-whitespace-character-count="183"/>
    <meta:generator>LibreOffice/7.5.9.2$Linux_X86_64 LibreOffice_project/50$Build-2</meta:generator>
  </office:meta>
</office:document-meta>
</file>